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b2b2b2" draw:textarea-horizontal-align="justify" draw:textarea-vertical-align="top" draw:auto-grow-height="false" fo:min-height="5.25cm" fo:min-width="15.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0.948cm" fo:min-width="2.7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2.75cm" fo:min-width="2.74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0.948cm" fo:min-width="3.498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729fcf" draw:textarea-horizontal-align="justify" draw:textarea-vertical-align="middle" draw:auto-grow-height="false" fo:min-height="2.75cm" fo:min-width="3.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.948cm" fo:min-width="3.498cm" style:writing-mode="lr-tb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000000" draw:fill-color="#b4c7dc" draw:textarea-horizontal-align="justify" draw:textarea-vertical-align="middle" draw:auto-grow-height="false" fo:min-height="0.948cm" fo:min-width="3.314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12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12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b4c7dc" draw:textarea-horizontal-align="justify" draw:textarea-vertical-align="middle" draw:auto-grow-height="false" fo:min-height="0.948cm" fo:min-width="3.313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1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12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12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14pt"/>
    </style:style>
    <style:style style:name="P2" style:family="paragraph">
      <loext:graphic-properties draw:fill-color="#b2b2b2"/>
      <style:paragraph-properties fo:text-align="center" style:writing-mode="lr-tb"/>
      <style:text-properties fo:color="#000000" loext:opacity="100%" fo:font-size="14pt"/>
    </style:style>
    <style:style style:name="P3" style:family="paragraph">
      <loext:graphic-properties draw:fill-color="#729fcf"/>
      <style:paragraph-properties fo:text-align="center" style:writing-mode="lr-tb"/>
      <style:text-properties fo:color="#000000" loext:opacity="100%" fo:font-size="14pt"/>
    </style:style>
    <style:style style:name="P4" style:family="paragraph"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5" style:family="paragraph">
      <loext:graphic-properties draw:fill-color="#729fcf"/>
      <style:paragraph-properties fo:margin-top="0.42cm" fo:margin-bottom="0.35cm" fo:text-align="start" style:writing-mode="lr-tb"/>
      <style:text-properties fo:color="#000000" loext:opacity="100%" fo:font-size="10pt" style:font-size-asian="10pt" style:font-size-complex="10pt"/>
    </style:style>
    <style:style style:name="P6" style:family="paragraph">
      <style:paragraph-properties fo:text-align="start"/>
      <style:text-properties fo:color="#000000" loext:opacity="100%" fo:font-size="14pt"/>
    </style:style>
    <style:style style:name="P7" style:family="paragraph">
      <loext:graphic-properties draw:fill-color="#729fcf"/>
      <style:paragraph-properties fo:text-align="start" style:writing-mode="lr-tb"/>
      <style:text-properties fo:color="#000000" loext:opacity="100%" fo:font-size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4pt"/>
    </style:style>
    <style:style style:name="P10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4pt"/>
    </style:style>
    <style:style style:name="P11" style:family="paragraph">
      <loext:graphic-properties draw:fill-color="#ffffff"/>
    </style:style>
    <style:style style:name="P12" style:family="paragraph">
      <loext:graphic-properties draw:fill-color="#b4c7dc"/>
      <style:paragraph-properties fo:text-align="center" style:writing-mode="lr-tb"/>
      <style:text-properties fo:color="#000000" loext:opacity="100%" fo:font-size="14pt"/>
    </style:style>
    <style:style style:name="P13" style:family="paragraph">
      <style:paragraph-properties fo:margin-left="0cm" fo:margin-right="0cm" fo:margin-top="0.12cm" fo:margin-bottom="0.05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dddddd"/>
      <style:paragraph-properties fo:margin-left="0cm" fo:margin-right="0cm" fo:margin-top="0.12cm" fo:margin-bottom="0.05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fo:font-size="14pt"/>
    </style:style>
    <style:style style:name="T2" style:family="text">
      <style:text-properties fo:color="#000000" loext:opacity="100%"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draw:style-name="gr1">
          <draw:custom-shape draw:style-name="gr2" draw:text-style-name="P2" draw:layer="layout" svg:width="16cm" svg:height="5.5cm" svg:x="6.5cm" svg:y="4cm">
            <text:p text:style-name="P1"><text:span text:style-name="T1">Web application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25cm" svg:height="1.198cm" svg:x="6.85cm" svg:y="4.902cm">
            <text:p text:style-name="P1"><text:span text:style-name="T1">Front-en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248cm" svg:height="3cm" svg:x="6.852cm" svg:y="6.1cm">
            <text:list text:style-name="L1">
              <text:list-item>
                <text:p text:style-name="P4"><text:span text:style-name="T2">Node</text:span></text:p>
              </text:list-item>
              <text:list-item>
                <text:p text:style-name="P4"><text:span text:style-name="T2">Angular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998cm" svg:height="1.198cm" svg:x="12.1cm" svg:y="4.902cm">
            <text:p text:style-name="P1"><text:span text:style-name="T1">Back-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4cm" svg:height="3cm" svg:x="12.1cm" svg:y="6.1cm">
            <text:list text:style-name="L1">
              <text:list-item>
                <text:p text:style-name="P6"><text:span text:style-name="T1">Maven</text:span></text:p>
              </text:list-item>
              <text:list-item>
                <text:p text:style-name="P6"><text:span text:style-name="T1">Spring-boot</text:span></text:p>
              </text:list-item>
              <text:list-item>
                <text:p text:style-name="P6"><text:span text:style-name="T1">Java 2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8" draw:layer="layout" draw:type="line" svg:x1="10.1cm" svg:y1="7cm" svg:x2="12.1cm" svg:y2="7cm" svg:d="M10100 7000h2000" svg:viewBox="0 0 2001 1">
            <text:p/>
          </draw:connector>
          <draw:custom-shape draw:style-name="gr8" draw:text-style-name="P10" draw:layer="layout" svg:width="3.998cm" svg:height="1.198cm" svg:x="18.102cm" svg:y="4.9cm">
            <text:p text:style-name="P9"><text:span text:style-name="T1">Base de donné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4cm" svg:height="3cm" svg:x="18.1cm" svg:y="6.1cm">
            <text:list text:style-name="L1">
              <text:list-item>
                <text:p text:style-name="P6"><text:span text:style-name="T1">MySql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8" draw:layer="layout" draw:type="line" svg:x1="16.1cm" svg:y1="7cm" svg:x2="18.1cm" svg:y2="7cm" svg:d="M16100 7000h2000" svg:viewBox="0 0 2001 1">
            <text:p/>
          </draw:connector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g draw:style-name="gr1">
          <draw:custom-shape draw:style-name="gr10" draw:text-style-name="P12" draw:layer="layout" svg:width="3.814cm" svg:height="1.198cm" svg:x="1.5cm" svg:y="4.5cm">
            <text:p text:style-name="P1"><text:span text:style-name="T1">utilisateu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3.812cm" svg:height="6.4cm" svg:x="1.502cm" svg:y="5.698cm">
            <text:list text:style-name="L1">
              <text:list-item>
                <text:p text:style-name="P13"><text:span text:style-name="T2">Id</text:span></text:p>
              </text:list-item>
              <text:list-item>
                <text:p text:style-name="P13"><text:span text:style-name="T2">Prénom</text:span></text:p>
              </text:list-item>
              <text:list-item>
                <text:p text:style-name="P13"><text:span text:style-name="T2">Nom</text:span></text:p>
              </text:list-item>
              <text:list-item>
                <text:p text:style-name="P13"><text:span text:style-name="T2">Année de naissance</text:span></text:p>
              </text:list-item>
              <text:list-item>
                <text:p text:style-name="P13"><text:span text:style-name="T2">Adre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3.814cm" svg:height="1.198cm" svg:x="5.727cm" svg:y="4.5cm">
            <text:p text:style-name="P1"><text:span text:style-name="T1">véhicu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3.812cm" svg:height="6.4cm" svg:x="5.729cm" svg:y="5.698cm">
            <text:list text:style-name="L1">
              <text:list-item>
                <text:p text:style-name="P13"><text:span text:style-name="T2">Id</text:span></text:p>
              </text:list-item>
              <text:list-item>
                <text:p text:style-name="P13"><text:span text:style-name="T2">catégorie_id</text:span></text:p>
              </text:list-item>
              <text:list-item>
                <text:p text:style-name="P13"><text:span text:style-name="T2">Modèle</text:span></text:p>
              </text:list-item>
              <text:list-item>
                <text:p text:style-name="P13"><text:span text:style-name="T2">marqu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3.813cm" svg:height="1.198cm" svg:x="9.955cm" svg:y="4.5cm">
            <text:p text:style-name="P1"><text:span text:style-name="T1">catégori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.811cm" svg:height="6.4cm" svg:x="9.957cm" svg:y="5.698cm">
            <text:list text:style-name="L1">
              <text:list-item>
                <text:p text:style-name="P13"><text:span text:style-name="T2">Id</text:span></text:p>
              </text:list-item>
              <text:list-item>
                <text:p text:style-name="P13"><text:span text:style-name="T2">Type</text:span></text:p>
              </text:list-item>
              <text:list-item>
                <text:p text:style-name="P13"><text:span text:style-name="T2">coût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3.813cm" svg:height="1.198cm" svg:x="14.182cm" svg:y="4.5cm">
            <text:p text:style-name="P1"><text:span text:style-name="T1">ag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3.811cm" svg:height="6.4cm" svg:x="14.184cm" svg:y="5.698cm">
            <text:list text:style-name="L1">
              <text:list-item>
                <text:p text:style-name="P13"><text:span text:style-name="T2">Id</text:span></text:p>
              </text:list-item>
              <text:list-item>
                <text:p text:style-name="P13"><text:span text:style-name="T2">Adresse</text:span></text:p>
              </text:list-item>
              <text:list-item>
                <text:p text:style-name="P13"><text:span text:style-name="T2">Liste de véhicul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3.814cm" svg:height="1.198cm" svg:x="18.409cm" svg:y="4.5cm">
            <text:p text:style-name="P1"><text:span text:style-name="T1">mess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3.812cm" svg:height="6.4cm" svg:x="18.411cm" svg:y="5.698cm">
            <text:list text:style-name="L1">
              <text:list-item>
                <text:p text:style-name="P13"><text:span text:style-name="T2">Id</text:span></text:p>
              </text:list-item>
              <text:list-item>
                <text:p text:style-name="P13"><text:span text:style-name="T2">utilisateur_id</text:span></text:p>
              </text:list-item>
              <text:list-item>
                <text:p text:style-name="P13"><text:span text:style-name="T2">Contenu</text:span></text:p>
              </text:list-item>
              <text:list-item>
                <text:p text:style-name="P13"><text:span text:style-name="T2">Titre</text:span></text:p>
              </text:list-item>
              <text:list-item>
                <text:p text:style-name="P13"><text:span text:style-name="T2">Dat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3.814cm" svg:height="1.198cm" svg:x="22.636cm" svg:y="4.5cm">
            <text:p text:style-name="P1"><text:span text:style-name="T1">lo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3.812cm" svg:height="6.4cm" svg:x="22.638cm" svg:y="5.698cm">
            <text:list text:style-name="L1">
              <text:list-item>
                <text:p text:style-name="P13"><text:span text:style-name="T2">Id</text:span></text:p>
              </text:list-item>
              <text:list-item>
                <text:p text:style-name="P13"><text:span text:style-name="T2">Ville de départ</text:span></text:p>
              </text:list-item>
              <text:list-item>
                <text:p text:style-name="P13"><text:span text:style-name="T2">Ville d’arrivée</text:span></text:p>
              </text:list-item>
              <text:list-item>
                <text:p text:style-name="P13"><text:span text:style-name="T2">Date de départ</text:span></text:p>
              </text:list-item>
              <text:list-item>
                <text:p text:style-name="P13"><text:span text:style-name="T2">Date d’arrivée</text:span></text:p>
              </text:list-item>
              <text:list-item>
                <text:p text:style-name="P13"><text:span text:style-name="T2">catégorie_i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8:29:05.273183788</meta:creation-date>
    <meta:editing-duration>PT5H23M4S</meta:editing-duration>
    <meta:editing-cycles>39</meta:editing-cycles>
    <meta:generator>LibreOffice/24.2.7.2$Linux_X86_64 LibreOffice_project/420$Build-2</meta:generator>
    <dc:date>2025-01-03T15:18:11.822357760</dc:date>
    <meta:document-statistic meta:object-count="48"/>
  </office:meta>
</office:document-meta>
</file>